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07cm" fo:min-width="20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0000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ec9ba4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2.07cm" fo:min-width="7.7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800080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2.07cm" fo:min-width="8.12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2.07cm" fo:min-width="15.9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2.07cm" fo:min-width="3.9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e6e905" draw:textarea-horizontal-align="justify" draw:textarea-vertical-align="middle" draw:auto-grow-height="false" fo:min-height="2.07cm" fo:min-width="15.92cm" fo:padding-top="0.165cm" fo:padding-bottom="0.165cm" fo:padding-left="0.29cm" fo:padding-right="0.29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55cm" fo:min-width="4.69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cm" fo:min-width="1.35cm" fo:padding-top="0.165cm" fo:padding-bottom="0.165cm" fo:padding-left="0.29cm" fo:padding-right="0.29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5cm" fo:min-width="3.79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55cm" fo:min-width="7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78cm" fo:min-width="1.042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1.292cm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gr23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solid" draw:fill-color="#999999" draw:opacity="100%" draw:opacity-name="Transparency_20_4" draw:textarea-horizontal-align="justify" draw:textarea-vertical-align="middle" draw:auto-grow-height="false" fo:min-height="7.05cm" fo:min-width="26.9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46cm" fo:min-width="0cm"/>
    </style:style>
    <style:style style:name="gr27" style:family="graphic" style:parent-style-name="objectwithoutfill">
      <style:graphic-properties svg:stroke-color="#d62e4e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d62e4e" draw:marker-end="" draw:marker-end-width="0.3cm" draw:fill="none" draw:textarea-vertical-align="middle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46cm" fo:min-width="0cm"/>
    </style:style>
    <style:style style:name="gr30" style:family="graphic" style:parent-style-name="standard">
      <style:graphic-properties svg:stroke-color="#ff0000" draw:fill-color="#ff0000" draw:textarea-horizontal-align="justify" draw:textarea-vertical-align="middle" draw:auto-grow-height="false" fo:min-height="0.46cm" fo:min-width="0cm"/>
    </style:style>
    <style:style style:name="gr31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32" style:family="graphic" style:parent-style-name="objectwithoutfill">
      <style:graphic-properties svg:stroke-color="#800080" draw:marker-end="" draw:marker-end-width="0.3cm" draw:fill="none" draw:textarea-vertical-align="middl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82cm" fo:min-width="0.956cm"/>
    </style:style>
    <style:style style:name="gr34" style:family="graphic" style:parent-style-name="objectwithoutfill">
      <style:graphic-properties draw:marker-end="" draw:marker-end-width="0.3cm" draw:fill="none" draw:textarea-vertical-align="middle"/>
    </style:style>
    <style:style style:name="gr3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ec9ba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solid" draw:fill-color="#80008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933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solid" draw:fill-color="#e6e905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color="#000000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style:text-properties fo:color="#d62e4e" fo:font-size="11pt" style:font-size-asian="11pt" style:font-size-complex="11pt"/>
    </style:style>
    <style:style style:name="P19" style:family="paragraph">
      <loext:graphic-properties draw:fill="none" draw:fill-color="#ffffff"/>
      <style:text-properties fo:color="#d62e4e" fo:font-size="11pt" style:font-size-asian="11pt" style:font-size-complex="11pt"/>
    </style:style>
    <style:style style:name="P20" style:family="paragraph">
      <style:text-properties fo:color="#2a6099" fo:font-size="11pt" style:font-size-asian="11pt" style:font-size-complex="11pt"/>
    </style:style>
    <style:style style:name="P21" style:family="paragraph">
      <loext:graphic-properties draw:fill="none" draw:fill-color="#ffffff"/>
      <style:text-properties fo:color="#2a6099" fo:font-size="11pt" style:font-size-asian="11pt" style:font-size-complex="11pt"/>
    </style:style>
    <style:style style:name="P22" style:family="paragraph">
      <style:text-properties fo:color="#ce181e" fo:font-size="11pt" style:font-size-asian="11pt" style:font-size-complex="11pt"/>
    </style:style>
    <style:style style:name="P23" style:family="paragraph">
      <loext:graphic-properties draw:fill="none" draw:fill-color="#ffffff"/>
      <style:text-properties fo:color="#ce181e" fo:font-size="11pt" style:font-size-asian="11pt" style:font-size-complex="11pt"/>
    </style:style>
    <style:style style:name="P24" style:family="paragraph">
      <loext:graphic-properties draw:fill="solid" draw:fill-color="#999999" draw:opacity="100%" draw:opacity-name="Transparency_20_4"/>
      <style:paragraph-properties fo:text-align="cente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style:text-properties fo:color="#800080" fo:font-size="11pt" style:font-size-asian="11pt" style:font-size-complex="11pt"/>
    </style:style>
    <style:style style:name="P27" style:family="paragraph">
      <loext:graphic-properties draw:fill="none" draw:fill-color="#ffffff"/>
      <style:text-properties fo:color="#80008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008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d62e4e" fo:font-size="11pt" style:font-size-asian="11pt" style:font-size-complex="11pt"/>
    </style:style>
    <style:style style:name="T6" style:family="text">
      <style:text-properties fo:color="#2a6099" fo:font-size="11pt" style:font-size-asian="11pt" style:font-size-complex="11pt"/>
    </style:style>
    <style:style style:name="T7" style:family="text">
      <style:text-properties fo:color="#ce181e" fo:font-size="11pt" style:font-size-asian="11pt" style:font-size-complex="11pt"/>
    </style:style>
    <style:style style:name="T8" style:family="text">
      <style:text-properties fo:color="#80008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gisters of System Timer" draw:style-name="dp1" draw:master-page-name="Default">
        <draw:custom-shape draw:style-name="gr1" draw:text-style-name="P1" draw:layer="layout" svg:width="21cm" svg:height="2.4cm" svg:x="6.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cm" svg:height="2.4cm" svg:x="26.6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cm" svg:height="2.4cm" svg:x="25.6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cm" svg:height="2.4cm" svg:x="24.6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3cm" svg:height="2.4cm" svg:x="16.3cm" svg:y="3.4cm">
          <text:p text:style-name="P5">Reserve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2.4cm" svg:x="15.3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7cm" svg:height="2.4cm" svg:x="6.6cm" svg:y="3.4cm">
          <text:p text:style-name="P5">Reserve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5.8cm" svg:x2="15.8cm" svg:y2="7.2cm">
          <text:p/>
        </draw:line>
        <draw:frame draw:style-name="gr9" draw:text-style-name="P8" draw:layer="layout" svg:width="4.418cm" svg:height="0.962cm" svg:x="13.8cm" svg:y="7cm">
          <draw:text-box>
            <text:p>COUNTFLAG</text:p>
          </draw:text-box>
        </draw:frame>
        <draw:frame draw:style-name="gr9" draw:text-style-name="P8" xml:id="id2" draw:id="id2" draw:layer="layout" svg:width="4.27cm" svg:height="0.962cm" svg:x="18.4cm" svg:y="7cm">
          <draw:text-box>
            <text:p>Clock Source</text:p>
          </draw:text-box>
        </draw:frame>
        <draw:connector draw:style-name="gr8" draw:text-style-name="P1" draw:layer="layout" svg:x1="25.1cm" svg:y1="5.8cm" svg:x2="22.67cm" svg:y2="7.481cm" draw:start-shape="id1" draw:start-glue-point="2" draw:end-shape="id2" draw:end-glue-point="1" svg:d="M25100 5800v1681h-2430" svg:viewBox="0 0 2431 1682">
          <text:p/>
        </draw:connector>
        <draw:frame draw:style-name="gr9" draw:text-style-name="P8" xml:id="id4" draw:id="id4" draw:layer="layout" svg:width="2.974cm" svg:height="0.962cm" svg:x="18.4cm" svg:y="8.1cm">
          <draw:text-box>
            <text:p>TICKINT</text:p>
          </draw:text-box>
        </draw:frame>
        <draw:frame draw:style-name="gr9" draw:text-style-name="P8" xml:id="id6" draw:id="id6" draw:layer="layout" svg:width="3.004cm" svg:height="0.962cm" svg:x="18.4cm" svg:y="9.3cm">
          <draw:text-box>
            <text:p>ENABLE</text:p>
          </draw:text-box>
        </draw:frame>
        <draw:connector draw:style-name="gr8" draw:text-style-name="P1" draw:layer="layout" svg:x1="26.1cm" svg:y1="5.8cm" svg:x2="21.374cm" svg:y2="8.581cm" draw:start-shape="id3" draw:start-glue-point="2" draw:end-shape="id4" draw:end-glue-point="1" svg:d="M26100 5800v2781h-4726" svg:viewBox="0 0 4727 2782">
          <text:p/>
        </draw:connector>
        <draw:connector draw:style-name="gr8" draw:text-style-name="P1" draw:layer="layout" svg:x1="27.1cm" svg:y1="5.8cm" svg:x2="21.404cm" svg:y2="9.781cm" draw:start-shape="id5" draw:start-glue-point="2" draw:end-shape="id6" draw:end-glue-point="1" svg:d="M27100 5800v3981h-5696" svg:viewBox="0 0 5697 3982">
          <text:p/>
        </draw:connector>
        <draw:custom-shape draw:style-name="gr1" draw:text-style-name="P1" draw:layer="layout" svg:width="21cm" svg:height="2.4cm" svg:x="6.6cm" svg:y="14.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6.5cm" svg:height="2.4cm" svg:x="11.1cm" svg:y="14.58cm">
          <text:p text:style-name="P5">RELOAD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cm" svg:height="2.4cm" svg:x="6.6cm" svg:y="14.58cm">
          <text:p text:style-name="P5">Reserved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5.2cm" svg:height="0.962cm" svg:x="9.6cm" svg:y="1.4cm">
          <draw:text-box>
            <text:p>SysTick control and status register (<text:span text:style-name="T1">SysTi</text:span><text:span text:style-name="T1">ck_CT</text:span><text:span text:style-name="T1">RL</text:span>)</text:p>
          </draw:text-box>
        </draw:frame>
        <draw:frame draw:style-name="gr12" draw:text-style-name="P11" draw:layer="layout" svg:width="21.9cm" svg:height="0.962cm" svg:x="6.5cm" svg:y="2.6cm">
          <draw:text-box>
            <text:p text:style-name="P10"><text:span text:style-name="T1">31 <text:s text:c="7"/></text:span><text:span text:style-name="T1"><text:s text:c="12"/></text:span><text:span text:style-name="T1"><text:s text:c="12"/></text:span><text:span text:style-name="T1"><text:s text:c="8"/></text:span><text:span text:style-name="T1">17 16 <text:s/></text:span><text:span text:style-name="T1">15 <text:s text:c="7"/></text:span><text:span text:style-name="T1"><text:s text:c="12"/></text:span><text:span text:style-name="T1"><text:s text:c="12"/></text:span><text:span text:style-name="T1"><text:s text:c="7"/>3 <text:s/></text:span><text:span text:style-name="T1">2 <text:s text:c="3"/>1 <text:s text:c="3"/></text:span><text:span text:style-name="T1"><text:s/>0 </text:span></text:p>
          </draw:text-box>
        </draw:frame>
        <draw:frame draw:style-name="gr9" draw:text-style-name="P8" draw:layer="layout" svg:width="13.761cm" svg:height="0.962cm" svg:x="9.6cm" svg:y="12.8cm">
          <draw:text-box>
            <text:p>SysTick reload value register <text:span text:style-name="T1">(SysTI</text:span><text:span text:style-name="T1">ck_LO</text:span><text:span text:style-name="T1">AD)</text:span></text:p>
          </draw:text-box>
        </draw:frame>
        <draw:frame draw:style-name="gr12" draw:text-style-name="P11" draw:layer="layout" svg:width="21.9cm" svg:height="1.673cm" svg:x="6.5cm" svg:y="13.7cm">
          <draw:text-box>
            <text:p text:style-name="P10"><text:span text:style-name="T1">31 <text:s text:c="9"/></text:span><text:span text:style-name="T1"><text:s text:c="5"/>24 <text:s/></text:span><text:span text:style-name="T1">23 <text:s text:c="9"/></text:span><text:span text:style-name="T1"><text:s text:c="13"/></text:span><text:span text:style-name="T1"><text:s text:c="13"/></text:span><text:span text:style-name="T1"><text:s text:c="13"/></text:span><text:span text:style-name="T1"><text:s text:c="13"/></text:span><text:span text:style-name="T1"><text:s text:c="13"/></text:span><text:span text:style-name="T1"><text:s text:c="11"/>0 </text:span><text:span text:style-name="T1"><text:s text:c="13"/></text:span><text:span text:style-name="T1"><text:s text:c="6"/></text:span></text:p>
          </draw:text-box>
        </draw:frame>
        <draw:custom-shape draw:style-name="gr1" draw:text-style-name="P1" draw:layer="layout" svg:width="21cm" svg:height="2.4cm" svg:x="6.6cm" svg:y="22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6.5cm" svg:height="2.4cm" svg:x="11.1cm" svg:y="22.201cm">
          <text:p text:style-name="P5">CURREN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cm" svg:height="2.4cm" svg:x="6.6cm" svg:y="22.201cm">
          <text:p text:style-name="P5">Reserved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389cm" svg:height="0.962cm" svg:x="9.6cm" svg:y="20.421cm">
          <draw:text-box>
            <text:p>SysTick current value register <text:span text:style-name="T1">(</text:span><text:span text:style-name="T1">S</text:span><text:span text:style-name="T1">y</text:span><text:span text:style-name="T1">s</text:span><text:span text:style-name="T1">T</text:span><text:span text:style-name="T1">i</text:span><text:span text:style-name="T1">c</text:span><text:span text:style-name="T1">k</text:span><text:span text:style-name="T1">_</text:span><text:span text:style-name="T1">V</text:span><text:span text:style-name="T1">A</text:span><text:span text:style-name="T1">L</text:span><text:span text:style-name="T1">)</text:span></text:p>
          </draw:text-box>
        </draw:frame>
        <draw:frame draw:style-name="gr12" draw:text-style-name="P11" draw:layer="layout" svg:width="21.9cm" svg:height="1.673cm" svg:x="6.5cm" svg:y="21.321cm">
          <draw:text-box>
            <text:p text:style-name="P10"><text:span text:style-name="T1">31 <text:s text:c="14"/></text:span><text:span text:style-name="T1">24 <text:s/>23 <text:s text:c="9"/></text:span><text:span text:style-name="T1"><text:s text:c="19"/></text:span><text:span text:style-name="T1"><text:s text:c="19"/></text:span><text:span text:style-name="T1"><text:s text:c="19"/></text:span><text:span text:style-name="T1"><text:s text:c="19"/></text:span><text:span text:style-name="T1">0 <text:s text:c="17"/></text:span><text:span text:style-name="T1"><text:s text:c="2"/></text:span></text:p>
          </draw:text-box>
        </draw:frame>
      </draw:page>
      <draw:page draw:name="System Tick" draw:style-name="dp1" draw:master-page-name="Default">
        <draw:g>
          <draw:custom-shape draw:style-name="gr14" draw:text-style-name="P13" draw:layer="layout" svg:width="5.192cm" svg:height="1.8cm" svg:x="13.9cm" svg:y="5.3cm">
            <text:p text:style-name="P5">24-bit</text:p>
            <text:p text:style-name="P5">Down Counter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23cm" svg:height="0.623cm" draw:transform="rotate (-1.5706217938697) translate (14.524cm 5.9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6" draw:text-style-name="P1" draw:layer="layout" svg:width="3.7cm" svg:height="2.3cm" svg:x="21.1cm" svg:y="4.9cm">
          <text:p text:style-name="P5">Zer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1" draw:layer="layout" svg:x1="19.1cm" svg:y1="6.1cm" svg:x2="21.1cm" svg:y2="6.1cm">
          <text:p/>
        </draw:line>
        <draw:custom-shape draw:style-name="gr17" draw:text-style-name="P13" xml:id="id8" draw:id="id8" draw:layer="layout" svg:width="4.292cm" svg:height="1.4cm" svg:x="14.4cm" svg:y="2.8cm">
          <text:p text:style-name="P5">Preset valu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cm" svg:y1="4.2cm" svg:x2="16.5cm" svg:y2="5.3cm">
          <text:p/>
        </draw:line>
        <draw:frame draw:style-name="gr9" draw:text-style-name="P15" draw:layer="layout" svg:width="1.679cm" svg:height="0.806cm" svg:x="16.4cm" svg:y="4.1cm">
          <draw:text-box>
            <text:p text:style-name="P10"><text:span text:style-name="T2">L</text:span><text:span text:style-name="T2">o</text:span><text:span text:style-name="T2">a</text:span><text:span text:style-name="T2">d</text:span></text:p>
          </draw:text-box>
        </draw:frame>
        <draw:custom-shape draw:style-name="gr18" draw:text-style-name="P13" draw:layer="layout" svg:width="7.6cm" svg:height="1.8cm" svg:x="26.1cm" svg:y="5.2cm">
          <text:p text:style-name="P5">Assert <text:span text:style-name="T3">COUN</text:span><text:span text:style-name="T3">TFLAG</text:span> to 1</text:p>
          <draw:enhanced-geometry svg:viewBox="0 0 21600 21600" draw:type="rectangle" draw:enhanced-path="M 0 0 L 21600 0 21600 21600 0 21600 0 0 Z N"/>
        </draw:custom-shape>
        <draw:line draw:style-name="gr8" draw:text-style-name="P1" xml:id="id7" draw:id="id7" draw:layer="layout" svg:x1="24.8cm" svg:y1="6cm" svg:x2="26.2cm" svg:y2="6cm">
          <text:p/>
        </draw:line>
        <draw:connector draw:style-name="gr8" draw:text-style-name="P1" draw:layer="layout" draw:line-skew="3.454cm" svg:x1="24.8cm" svg:y1="6cm" svg:x2="18.692cm" svg:y2="3.5cm" draw:start-shape="id7" draw:start-glue-point="3" draw:end-shape="id8" draw:end-glue-point="1" svg:d="M24800 6000h400v-2500h-6508" svg:viewBox="0 0 6509 2501">
          <text:p/>
        </draw:connector>
        <draw:frame draw:style-name="gr19" draw:text-style-name="P8" draw:layer="layout" svg:width="1.535cm" svg:height="1.2cm" svg:x="24.4cm" svg:y="6.1cm">
          <draw:text-box>
            <text:p>Yes</text:p>
          </draw:text-box>
        </draw:frame>
        <draw:custom-shape draw:style-name="gr20" draw:text-style-name="P1" draw:layer="layout" svg:width="1.8cm" svg:height="1.3cm" svg:x="11cm" svg:y="5.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8" draw:text-style-name="P1" draw:layer="layout" svg:x1="12.8cm" svg:y1="6.3cm" svg:x2="14cm" svg:y2="6.3cm">
          <text:p/>
        </draw:line>
        <draw:g>
          <draw:custom-shape draw:style-name="gr21" draw:text-style-name="P1" draw:layer="layout" svg:width="3cm" svg:height="1cm" draw:transform="rotate (1.5707963267949) translate (8.9cm 7.6cm)">
            <text:p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2" draw:text-style-name="P8" draw:layer="layout" svg:width="0.8cm" svg:height="0.962cm" svg:x="8.849cm" svg:y="5.05cm">
            <draw:text-box>
              <text:p>0</text:p>
            </draw:text-box>
          </draw:frame>
          <draw:frame draw:style-name="gr22" draw:text-style-name="P8" draw:layer="layout" svg:width="0.8cm" svg:height="0.962cm" svg:x="8.849cm" svg:y="5.95cm">
            <draw:text-box>
              <text:p>1</text:p>
            </draw:text-box>
          </draw:frame>
          <draw:line draw:style-name="gr8" draw:text-style-name="P1" draw:layer="layout" svg:x1="9.9cm" svg:y1="6.1cm" svg:x2="11.1cm" svg:y2="6.1cm">
            <text:p/>
          </draw:line>
          <draw:frame draw:style-name="gr9" draw:text-style-name="P17" draw:layer="layout" svg:width="2.191cm" svg:height="0.962cm" svg:x="5.001cm" svg:y="6.1cm">
            <draw:text-box>
              <text:p text:style-name="P16"><text:span text:style-name="T4">Clk_2</text:span></text:p>
            </draw:text-box>
          </draw:frame>
          <draw:frame draw:style-name="gr9" draw:text-style-name="P17" draw:layer="layout" svg:width="2.191cm" svg:height="0.962cm" svg:x="5.002cm" svg:y="5cm">
            <draw:text-box>
              <text:p text:style-name="P16"><text:span text:style-name="T4">Clk_1</text:span></text:p>
            </draw:text-box>
          </draw:frame>
          <draw:line draw:style-name="gr8" draw:text-style-name="P1" draw:layer="layout" svg:x1="7.1cm" svg:y1="5.5cm" svg:x2="8.9cm" svg:y2="5.5cm">
            <text:p/>
          </draw:line>
          <draw:line draw:style-name="gr8" draw:text-style-name="P1" draw:layer="layout" svg:x1="7.1cm" svg:y1="6.5cm" svg:x2="8.9cm" svg:y2="6.5cm">
            <text:p/>
          </draw:line>
        </draw:g>
        <draw:custom-shape draw:style-name="gr1" draw:text-style-name="P1" draw:layer="layout" svg:width="21cm" svg:height="2.4cm" svg:x="8.1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.4cm" svg:x="28.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2.4cm" svg:x="27.1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.4cm" svg:x="26.1cm" svg:y="1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3cm" svg:height="2.4cm" svg:x="17.8cm" svg:y="11.5cm">
          <text:p text:style-name="P5">Reserve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2.4cm" svg:x="16.8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7cm" svg:height="2.4cm" svg:x="8.1cm" svg:y="11.5cm">
          <text:p text:style-name="P5">Reserved</text:p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2.813cm" svg:height="0.683cm" svg:x="19.9cm" svg:y="9.4cm">
          <draw:text-box>
            <text:p text:style-name="P18"><text:span text:style-name="T5">Clock Source</text:span></text:p>
          </draw:text-box>
        </draw:frame>
        <draw:frame draw:style-name="gr9" draw:text-style-name="P21" draw:layer="layout" svg:width="2.013cm" svg:height="0.683cm" svg:x="23.6cm" svg:y="15.2cm">
          <draw:text-box>
            <text:p text:style-name="P20"><text:span text:style-name="T6">TICKINT</text:span></text:p>
          </draw:text-box>
        </draw:frame>
        <draw:frame draw:style-name="gr9" draw:text-style-name="P23" draw:layer="layout" svg:width="2.03cm" svg:height="0.683cm" svg:x="26.7cm" svg:y="9.1cm">
          <draw:text-box>
            <text:p text:style-name="P22"><text:span text:style-name="T7">ENABLE</text:span></text:p>
          </draw:text-box>
        </draw:frame>
        <draw:frame draw:style-name="gr12" draw:text-style-name="P11" draw:layer="layout" svg:width="21.9cm" svg:height="0.962cm" svg:x="8cm" svg:y="10.7cm">
          <draw:text-box>
            <text:p text:style-name="P10"><text:span text:style-name="T1">31 <text:s text:c="39"/></text:span><text:span text:style-name="T1">17 16 <text:s/>15 <text:s text:c="32"/></text:span><text:span text:style-name="T1"><text:s text:c="6"/>3 <text:s/>2 <text:s text:c="3"/>1 <text:s text:c="4"/>0 </text:span></text:p>
          </draw:text-box>
        </draw:frame>
        <draw:line draw:style-name="gr23" draw:text-style-name="P1" draw:layer="layout" svg:x1="28.5cm" svg:y1="11.5cm" svg:x2="28.5cm" svg:y2="9.2cm">
          <text:p/>
        </draw:line>
        <draw:line draw:style-name="gr23" draw:text-style-name="P1" draw:layer="layout" svg:x1="10.1cm" svg:y1="9.2cm" svg:x2="28.5cm" svg:y2="9.224cm">
          <text:p/>
        </draw:line>
        <draw:line draw:style-name="gr23" draw:text-style-name="P1" draw:layer="layout" svg:x1="10.072cm" svg:y1="9.199cm" svg:x2="10.072cm" svg:y2="6.599cm">
          <text:p/>
        </draw:line>
        <draw:line draw:style-name="gr24" draw:text-style-name="P1" draw:layer="layout" svg:x1="10.1cm" svg:y1="6.6cm" svg:x2="11.1cm" svg:y2="6.6cm">
          <text:p/>
        </draw:line>
        <draw:custom-shape draw:style-name="gr25" draw:text-style-name="P24" draw:layer="layout" svg:width="27.4cm" svg:height="7.3cm" svg:x="7.7cm" svg:y="1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3cm" svg:height="0.71cm" svg:x="9.9cm" svg:y="8.3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9.4cm" svg:y1="10cm" svg:x2="9.4cm" svg:y2="7.3cm">
          <text:p/>
        </draw:line>
        <draw:line draw:style-name="gr28" draw:text-style-name="P1" draw:layer="layout" svg:x1="9.399cm" svg:y1="9.999cm" svg:x2="26.9cm" svg:y2="10cm">
          <text:p/>
        </draw:line>
        <draw:line draw:style-name="gr28" draw:text-style-name="P1" draw:layer="layout" svg:x1="26.9cm" svg:y1="10cm" svg:x2="26.9cm" svg:y2="11.5cm">
          <text:p/>
        </draw:line>
        <draw:custom-shape draw:style-name="gr29" draw:text-style-name="P3" draw:layer="layout" svg:width="0.3cm" svg:height="0.71cm" svg:x="9.3cm" svg:y="8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3cm" svg:height="0.71cm" svg:x="29.3cm" svg:y="8.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9.45cm" svg:y1="6.998cm" svg:x2="29.45cm" svg:y2="8.302cm">
          <text:p/>
        </draw:line>
        <draw:line draw:style-name="gr31" draw:text-style-name="P1" draw:layer="layout" svg:x1="17.7cm" svg:y1="10.2cm" svg:x2="17.7cm" svg:y2="11.5cm">
          <text:p/>
        </draw:line>
        <draw:line draw:style-name="gr32" draw:text-style-name="P1" draw:layer="layout" svg:x1="17.7cm" svg:y1="10.2cm" svg:x2="29.5cm" svg:y2="10.2cm">
          <text:p/>
        </draw:line>
        <draw:line draw:style-name="gr32" draw:text-style-name="P1" draw:layer="layout" svg:x1="29.5cm" svg:y1="10.2cm" svg:x2="29.5cm" svg:y2="9cm">
          <text:p/>
        </draw:line>
        <draw:custom-shape draw:style-name="gr33" draw:text-style-name="P1" draw:layer="layout" svg:width="1.7cm" svg:height="1.5cm" svg:x="26.5cm" svg:y="15.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34" draw:text-style-name="P1" draw:layer="layout" svg:x1="17.3cm" svg:y1="13.9cm" svg:x2="17.3cm" svg:y2="16.6cm">
          <text:p/>
        </draw:line>
        <draw:line draw:style-name="gr35" draw:text-style-name="P1" draw:layer="layout" svg:x1="26.5cm" svg:y1="16.6cm" svg:x2="17.3cm" svg:y2="16.6cm">
          <text:p/>
        </draw:line>
        <draw:line draw:style-name="gr34" draw:text-style-name="P1" draw:layer="layout" svg:x1="27.6cm" svg:y1="13.9cm" svg:x2="27.6cm" svg:y2="14.9cm">
          <text:p/>
        </draw:line>
        <draw:line draw:style-name="gr34" draw:text-style-name="P1" draw:layer="layout" svg:x1="23.6cm" svg:y1="14.9cm" svg:x2="27.6cm" svg:y2="14.9cm">
          <text:p/>
        </draw:line>
        <draw:line draw:style-name="gr34" draw:text-style-name="P1" draw:layer="layout" svg:x1="23.6cm" svg:y1="14.9cm" svg:x2="23.6cm" svg:y2="15.8cm">
          <text:p/>
        </draw:line>
        <draw:line draw:style-name="gr35" draw:text-style-name="P1" draw:layer="layout" svg:x1="26.5cm" svg:y1="15.8cm" svg:x2="23.6cm" svg:y2="15.8cm">
          <text:p/>
        </draw:line>
        <draw:frame draw:style-name="gr9" draw:text-style-name="P27" draw:layer="layout" svg:width="2.898cm" svg:height="0.683cm" svg:x="19.901cm" svg:y="10.201cm">
          <draw:text-box>
            <text:p text:style-name="P26"><text:span text:style-name="T8">COUNTFLAG</text:span></text:p>
          </draw:text-box>
        </draw:frame>
        <draw:frame draw:style-name="gr9" draw:text-style-name="P27" draw:layer="layout" svg:width="2.898cm" svg:height="0.683cm" svg:x="19.901cm" svg:y="16.002cm">
          <draw:text-box>
            <text:p text:style-name="P26"><text:span text:style-name="T8">COUNTFLAG</text:span></text:p>
          </draw:text-box>
        </draw:frame>
        <draw:line draw:style-name="gr8" draw:text-style-name="P1" draw:layer="layout" svg:x1="28.2cm" svg:y1="16.2cm" svg:x2="30.8cm" svg:y2="16.2cm">
          <text:p/>
        </draw:line>
        <draw:frame draw:style-name="gr9" draw:text-style-name="P8" draw:layer="layout" svg:width="5.239cm" svg:height="0.962cm" svg:x="30.8cm" svg:y="15.8cm">
          <draw:text-box>
            <text:p>SysTick Interrupt</text:p>
          </draw:text-box>
        </draw:frame>
        <draw:custom-shape draw:style-name="gr29" draw:text-style-name="P3" draw:layer="layout" svg:width="0.3cm" svg:height="0.71cm" draw:transform="rotate (1.5709708597201) translate (7.595cm 5.605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cm" svg:height="0.71cm" draw:transform="rotate (1.5709708597201) translate (7.595cm 6.60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8:26:13.097062109</meta:creation-date>
    <dc:date>2019-02-12T21:22:45.284376390</dc:date>
    <meta:editing-duration>PT55M38S</meta:editing-duration>
    <meta:editing-cycles>10</meta:editing-cycles>
    <meta:generator>LibreOffice/6.1.3.2$Linux_X86_64 LibreOffice_project/10$Build-2</meta:generator>
    <meta:document-statistic meta:object-count="89"/>
  </office:meta>
</office:document-meta>
</file>